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872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outline1">
      <style:graphic-properties fo:min-height="13.859cm"/>
    </style:style>
    <style:style style:name="pr4" style:family="presentation" style:parent-style-name="標準-outline1">
      <style:graphic-properties fo:min-height="1.182cm"/>
    </style:style>
    <style:style style:name="pr5" style:family="presentation" style:parent-style-name="標準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19.123cm" svg:height="4.468cm" svg:x="4.439cm" svg:y="4.676cm">
          <draw:text-box>
            <text:p text:style-name="P1"><text:span text:style-name="T1">PowerArea</text:span></text:p>
            <text:p text:style-name="P1"><text:span text:style-name="T2">~</text:span><text:span text:style-name="T2">あなたのパワースポット探します</text:span><text:span text:style-name="T2">~</text:span></text:p>
          </draw:text-box>
        </draw:frame>
        <draw:frame draw:style-name="gr1" draw:text-style-name="P2" draw:layer="layout" svg:width="11.446cm" svg:height="4.517cm" svg:x="8.874cm" svg:y="12.192cm">
          <draw:text-box>
            <text:p text:style-name="P1"><text:span text:style-name="T3">125705G </text:span><text:span text:style-name="T3">松本博希</text:span></text:p>
            <text:p text:style-name="P1"><text:span text:style-name="T3">125719G </text:span><text:span text:style-name="T3">長倉貴洋</text:span></text:p>
            <text:p text:style-name="P1"><text:span text:style-name="T3">125764B </text:span><text:span text:style-name="T3">与那嶺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2" draw:text-style-name="P3" draw:layer="layout" svg:width="25.199cm" svg:height="3.506cm" svg:x="1.4cm" svg:y="0.837cm" presentation:class="title">
          <draw:text-box>
            <text:p><text:span text:style-name="T4">概要</text:span></text:p>
          </draw:text-box>
        </draw:frame>
        <draw:frame presentation:style-name="pr3" draw:text-style-name="P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iOS</text:span><text:span text:style-name="T5">アプリケーションと連動する</text:span><text:span text:style-name="T5">Web</text:span><text:span text:style-name="T5">サービス</text:span></text:p>
              </text:list-item>
              <text:list-item>
                <text:p><text:span text:style-name="T5">自分が体験した出来事を</text:span><text:span text:style-name="T5">GoogleMap</text:span><text:span text:style-name="T5">上に残す</text:span></text:p>
              </text:list-item>
              <text:list-item>
                <text:p><text:span text:style-name="T5">地図上に記したスポットを元に自分だけのパワースポットを見つける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画面説明<text:tab/></text:p>
          </draw:text-box>
        </draw:frame>
        <draw:frame presentation:style-name="pr4" draw:text-style-name="P5" draw:layer="layout" svg:width="9.014cm" svg:height="1.182cm" svg:x="1.4cm" svg:y="4.914cm" presentation:class="outline" presentation:user-transformed="true">
          <draw:text-box>
            <text:list text:style-name="L3">
              <text:list-header>
                <text:p text:style-name="P5"><text:span text:style-name="T6">Good</text:span><text:span text:style-name="T6">・</text:span><text:span text:style-name="T6">Bad</text:span><text:span text:style-name="T6">ボタン</text:span></text:p>
              </text:list-header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draw:style-name="gr3" draw:text-style-name="P6" draw:layer="layout" svg:width="6.649cm" svg:height="1.132cm" svg:x="3.511cm" svg:y="8.774cm">
          <draw:text-box>
            <text:p text:style-name="P6"><text:span text:style-name="T7">カテゴリボタン</text:span></text:p>
          </draw:text-box>
        </draw:frame>
        <draw:frame draw:style-name="gr1" draw:text-style-name="P5" draw:layer="layout" svg:width="2.267cm" svg:height="1.132cm" svg:x="3.048cm" svg:y="10.806cm">
          <draw:text-box>
            <text:p><text:span text:style-name="T6">場所</text:span></text:p>
          </draw:text-box>
        </draw:frame>
        <draw:frame draw:style-name="gr1" draw:text-style-name="P5" draw:layer="layout" svg:width="5.743cm" svg:height="1.132cm" svg:x="3.81cm" svg:y="13.092cm">
          <draw:text-box>
            <text:p><text:span text:style-name="T6">一言テキスト</text:span></text:p>
          </draw:text-box>
        </draw:frame>
        <draw:frame draw:style-name="gr1" draw:text-style-name="P5" draw:layer="layout" svg:width="4.884cm" svg:height="1.132cm" svg:x="17.526cm" svg:y="6.35cm">
          <draw:text-box>
            <text:p><text:span text:style-name="T6">送信ボタン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3T12:17:15</meta:creation-date>
    <meta:editing-duration>PT24M49S</meta:editing-duration>
    <meta:editing-cycles>8</meta:editing-cycles>
    <dc:date>2014-06-03T18:41:45</dc:date>
    <meta:generator>LibreOffice/3.5$MacOSX_x86 LibreOffice_project/165a79a-7059095-e13bb37-fef39a4-9503d18</meta:generator>
    <meta:document-statistic meta:object-count="43"/>
  </office:meta>
</office:document-meta>
</file>